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office:automatic-styles>
  <office:body>
    <office:text>
      <text:p text:style-name="Title">Installing Software</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structions to set up a working environment for completing programming tasks.</text:p>
      <text:h text:style-name="Heading_20_2" text:outline-level="2"><text:bookmark-start text:name="accessing-and-using-visual-studio"/>Accessing And Using Visual Studio<text:bookmark-end text:name="accessing-and-using-visual-studio"/></text:h>
      <text:p text:style-name="First_20_paragraph">The software we will primarily be using this semester is called Visual Studio. This part will detail how to access it.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Visual Studio to test small snippets of code. You should not rely on it for the duration of this course.</text:p>
      <text:h text:style-name="Heading_20_2" text:outline-level="2"><text:bookmark-start text:name="installing-visual-studio-on-your-own-computer"/>Installing Visual Studio On Your Own Computer<text:bookmark-end text:name="installing-visual-studio-on-your-own-computer"/></text:h>
      <text:p text:style-name="First_20_paragraph">This part gathers some references for you to install Visual Studio on your own computer, regardless of your operating system. Note that we are <text:span text:style-name="T1">not</text:span> installing “Visual Studio <text:span text:style-name="T1">code</text:span>”, but simply “Visual Studio” It is strongly encouraged that you do so, especially if you want to continue in a CS/IT/Cyber degree, but is not mandatory<text:note text:id="ftn0" text:note-class="footnote"><text:note-citation>1</text:note-citation><text:note-body><text:p text:style-name="Footnote">Unless we have to move fully online at some point in the semester.</text:p></text:note-body></text:note>. The instructions are not very detailed: feel free to look for set-up help on the internet, from your classmates, and from your instructors.</text:p>
      <text:p text:style-name="Text_20_body">There are plenty of ways this can go wrong: make sure you have read and followed those instructions carefully before asking for help!</text:p>
      <text:h text:style-name="Heading_20_3" text:outline-level="3"><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3" text:outline-level="3"><text:bookmark-start text:name="for-mac-and-other-linux-systems"/>For Mac and Other Linux Systems<text:bookmark-end text:name="for-mac-and-other-linux-systems"/></text:h>
      <text:p text:style-name="First_20_paragraph">You can either install another version of Visual Studio or “emulate” Windows on your computer.</text:p>
      <text:p text:style-name="Text_20_body">For the first option, 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p text:style-name="Text_20_body">For the second option, you will need a <text:a xlink:type="simple" xlink:href="https://en.wikipedia.org/wiki/Virtual_machine" office:name=""><text:span text:style-name="Definition">Virtual Machine</text:span></text:a> manager. This option works for Linux systems as well.</text:p>
      <text:list text:style-name="L3">
        <text:list-item>
          <text:p text:style-name="P3">You can use</text:p>
          <text:list>
            <text:list-item>
              <text:p text:style-name="P3">“VMware Fusion 10.x Pro” (only for MacOS, available on <text:a xlink:type="simple" xlink:href="https://e5.onthehub.com/WebStore/OfferingDetails.aspx?o=637dd37b-06b5-e711-80f7-000d3af41938&amp;pmv=00000000-0000-0000-0000-000000000000&amp;ws=2020165a-723a-de11-b696-0030485a8df0&amp;vsro=8" office:name=""><text:span text:style-name="Definition">OnTheHub</text:span></text:a>,</text:p>
            </text:list-item>
            <text:list-item>
              <text:p text:style-name="P3"><text:a xlink:type="simple" xlink:href="https://www.virtualbox.org/" office:name=""><text:span text:style-name="Definition">Virtual Box</text:span></text:a> (for Linux and Mac),</text:p>
            </text:list-item>
            <text:list-item>
              <text:p text:style-name="P3"><text:a xlink:type="simple" xlink:href="https://virt-manager.org/" office:name=""><text:span text:style-name="Definition">Virtual Machine Manager</text:span></text:a> (for Linux).</text:p>
            </text:list-item>
          </text:list>
        </text:list-item>
        <text:list-item>
          <text:p text:style-name="P3">Download a version of “Microsoft Operating Systems” from <text:a xlink:type="simple" xlink:href="https://aka.ms/devtoolsforteaching" office:name=""><text:span text:style-name="Definition">Azure Dev Tools for Teaching</text:span></text:a>,</text:p>
        </text:list-item>
        <text:list-item>
          <text:p text:style-name="P3">Install and run your version of Windows from your virtual machine, and follow <text:a xlink:type="simple" xlink:href="#install-win" office:name=""><text:span text:style-name="Definition">the instructions for windows</text:span></text:a> to install Visual Studio.</text:p>
        </text:list-item>
      </text:list>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4">
        <text:list-item>
          <text:p text:style-name="P4"><text:a xlink:type="simple" xlink:href="https://rextester.com/" office:name=""><text:span text:style-name="Definition">https://rextester.com/</text:span></text:a></text:p>
        </text:list-item>
        <text:list-item>
          <text:p text:style-name="P4"><text:a xlink:type="simple" xlink:href="https://www.tutorialspoint.com/compile_csharp_online.php" office:name=""><text:span text:style-name="Definition">https://www.tutorialspoint.com/compile_csharp_online.php</text:span></text:a></text:p>
        </text:list-item>
        <text:list-item>
          <text:p text:style-name="P4"><text:a xlink:type="simple" xlink:href="https://www.onlinegdb.com/online_csharp_compiler" office:name=""><text:span text:style-name="Definition">https://www.onlinegdb.com/online_csharp_compiler</text:span></text:a></text:p>
        </text:list-item>
        <text:list-item>
          <text:p text:style-name="P4"><text:a xlink:type="simple" xlink:href="https://www.jdoodle.com/compile-c-sharp-online/" office:name=""><text:span text:style-name="Definition">https://www.jdoodle.com/compile-c-sharp-online/</text:span></text:a></text:p>
        </text:list-item>
        <text:list-item>
          <text:p text:style-name="P4"><text:a xlink:type="simple" xlink:href="https://dotnetfiddle.net/" office:name=""><text:span text:style-name="Definition">https://dotnetfiddle.net/</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d like to test a short snippet of code but don’t have access at the moment to a computer with Visual Studio install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stalling Software</dc:title>
    <dc:description/>
    <dc:subject/>
    <meta:keyword/>
    <meta:initial-creator/>
    <dc:creator/>
    <meta:creation-date>2021-05-14T02:06:05Z</meta:creation-date>
    <dc:date>2021-05-14T02:06:05Z</dc:date>
    <meta:user-defined meta:name="default-code-class" meta:value-type="string">csharp</meta:user-defined>
  </office:meta>
</office:document-meta>
</file>